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f3c3e" officeooo:paragraph-rsid="000f3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stentabilidad</text:p>
      <text:p text:style-name="P1">Registro </text:p>
      <text:p text:style-name="P1">Todos los invitados llegaron a la mesa y se les pidió se registraran en la lista de asistencia y se colocaran su identificador</text:p>
      <text:p text:style-name="P1">Bienvenida (inauguración) </text:p>
      <text:p text:style-name="P1"><text:s/>Rafael empieza el taller con una bienvenida y una introducción de la dinámica del taller, primero nos muestra en que etapa del plan estamos y vamos a hacer en el presente taller. La primera parte el objetivo es generar una visión enriquecida con las aportaciones de los demás, la segunda parte es de la definición de objetivos y metas. Da los conceptos básicos de planeación prospectiva y de lo que la forma en que se deben plantear los enunciados, de la visión y objetivos. Deben ser objetivos reales y hay que tomar en cuenta que muchas metas representarán cambiar por completo las cosas que estábamos haciendo. Visión es elección es sacrificar cosas lo que hacíamos, ideales etc, para lograr lo que quiero. Seguira caminando para enriquecerlo.</text:p>
      <text:p text:style-name="P1"/>
      <text:p text:style-name="P1">Introducción – Presentación de resultados del taller 1 y explicación de la dinámica </text:p>
      <text:p text:style-name="P1">Rodrigo presenta los resultados del taller anterior, por mesa, se presentan los problemas a atender en orden de importancia. </text:p>
      <text:p text:style-name="P1">Se da una revisión rápida de algunos subtemas de los escenarios tendenciales por mesa. </text:p>
      <text:p text:style-name="P1">Rafa da indicaciones y explica el llenado de formatos. Visión a 25 años</text:p>
      <text:p text:style-name="P1">Ejercicio de construcción de la visión – Futuro deseable </text:p>
      <text:p text:style-name="P1">Se dan las instrucciones de llenado del formato 3 y se dan 10 min de tiempo. </text:p>
      <text:p text:style-name="P1">Despues empiezan las rondas donde cada participante dice un rasgo de cada problema de la visión:</text:p>
      <text:p text:style-name="P1">Problema 1 Falta de manejo integral del agua</text:p>
      <text:p text:style-name="P1">Inteligente Racionalización de agua por sector diagnostico </text:p>
      <text:p text:style-name="P1">Tener una normatividad que limite actividades productivas mecanismos legales que se pague por los daños ocasionados y técnicos Tener la integración de expertos, <text:s/></text:p>
      <text:p text:style-name="P1">Lograr manejo sustentable y ecosistemico del agua </text:p>
      <text:p text:style-name="P1">Programa que equilibre el aquifero y tenga resuleto el problema de la calidad del agua. Con un modelo de producción mas acorde al ecosistema en el qque vivimos</text:p>
      <text:p text:style-name="P1">Operación de presas </text:p>
      <text:p text:style-name="P1">Calidad y cantidad suficientes para todos los sectores disponibilidad</text:p>
      <text:p text:style-name="P1">Rio vivo </text:p>
      <text:p text:style-name="P1">Cultura uso y reuso de tratamiento de aguas, plantas tratadoras por sector, </text:p>
      <text:p text:style-name="P1">Recuperación de agua de lluvias </text:p>
      <text:p text:style-name="P1">Integración de sistemas municipales de agua de la zona metropolitana </text:p>
      <text:p text:style-name="P1"/>
      <text:p text:style-name="P1"/>
      <text:p text:style-name="P1">Problema 2 Cambio climático problemático</text:p>
      <text:p text:style-name="P1">Evidente reducción de gei, </text:p>
      <text:p text:style-name="P1">Capacidades de recuperación para enfrentar el cambio climático</text:p>
      <text:p text:style-name="P1">Amplios áreas verdes urbanas en zona metropolitana en aeropuerto, y vega de caracol, <text:s/></text:p>
      <text:p text:style-name="P1">Zml cultura de concientización de impacto ambiental individual y colectiva </text:p>
      <text:p text:style-name="P1">Areas naturales protegidas con buen financiamiento y manejo</text:p>
      <text:p text:style-name="P1">Regulación integral a las industrias y emisiones de automotores y producción pecuaria y uso aprovechamiento de energía </text:p>
      <text:p text:style-name="P1">Programa metropolitano de cc con estrategias de mitigación y adaptación claras </text:p>
      <text:p text:style-name="P1">Transporte eficiente</text:p>
      <text:p text:style-name="P1">Prevenir uso de agua para procesos de gas shale.</text:p>
      <text:p text:style-name="P1">Cero riesgo de Arsenico</text:p>
      <text:p text:style-name="P1"/>
      <text:p text:style-name="P1">Problema 3 Mala calidad del aire </text:p>
      <text:p text:style-name="P1">Ejecutar programa proaire Comarca Lagunera</text:p>
      <text:p text:style-name="P1"><text:soft-page-break/>Regulación de emisiones contaminantes criterio gases y polvos que cumplan con estándares internacionales. Verificación de emisiones industrias y transporte. </text:p>
      <text:p text:style-name="P1">Incluir e incentivar transporte eficiente, accesible y comodo alternativas ciclistas (movilidad sustentable). ZML con 600 km de ciclocarril</text:p>
      <text:p text:style-name="P1">Monitoreo en ZML para conocer calidad del aire y tomar acciones concretas. Datos suficientes y en tiempo real. Con resultados efectivos en la calidad del aire</text:p>
      <text:p text:style-name="P1">El que contamina paga </text:p>
      <text:p text:style-name="P1">Con 5 espacios de grandes verdes</text:p>
      <text:p text:style-name="P1"/>
      <text:p text:style-name="P1">Problema 4 Falta de ordenamiento ecológico </text:p>
      <text:p text:style-name="P1">Hay un plan/instrumento metropolitano de desarrollo de acuerdo al ordenamiento ecológico participativo integrado a mecanismos de planeación urbana</text:p>
      <text:p text:style-name="P1">Hay un plan metro de áreas verdes</text:p>
      <text:p text:style-name="P1">No hay desperdicios todo se recicla</text:p>
      <text:p text:style-name="P1">Ciudadanos y empresarios comprometidos con respecto a medio ambiente y cultura verde. Contamos con agenda local verde, de ordenamiento que marque criterios específicos de usos de suelo y concepto de áreas verdes </text:p>
      <text:p text:style-name="P1">Ciudad o #egión donde se respete yp riovilegie el aspecto urbano natural y ecológico <text:s/></text:p>
      <text:p text:style-name="P1">Aplicación Efectiva de ordenamiento territorial con criterio ecosistemico</text:p>
      <text:p text:style-name="P1"/>
      <text:p text:style-name="P1">Problema 5 Falta de manejo integral de residuos</text:p>
      <text:p text:style-name="P1">Cada empresa es responsable de la disposición de residuos </text:p>
      <text:p text:style-name="P1">La zml tiene cultura de aprovechamiento de reciclaje 100% reuso y reducción de desechos Aprovechamiento sust de residuos mayor al 95%</text:p>
      <text:p text:style-name="P1">Plantas tratadoras de residuos</text:p>
      <text:p text:style-name="P1">Empresas verdes y eficientes</text:p>
      <text:p text:style-name="P1">Región con programa de manejo de residuos de basura cero que contemple la separación desde su origen </text:p>
      <text:p text:style-name="P1">Zml con residuos minimos, manejados y dispuestos adecuadamente</text:p>
      <text:p text:style-name="P1">Cero contamienacion y desechos</text:p>
      <text:p text:style-name="P1">Sin bolsas de plástico, botellas de agua y sin unicel</text:p>
      <text:p text:style-name="P1">Contamos con un directorio de todas las empresas y los desechos que genera </text:p>
      <text:p text:style-name="P1">Separación de basura en hogares y empresas recolectoras de basura</text:p>
      <text:p text:style-name="P1"/>
      <text:p text:style-name="P1">Ronda para enriquecer la visión – Intermesas</text:p>
      <text:p text:style-name="P1"><text:s/></text:p>
      <text:p text:style-name="P1">Integración de la visión</text:p>
      <text:p text:style-name="P1"/>
      <text:p text:style-name="P1">Propuesta de objetivos y metas</text:p>
      <text:p text:style-name="P1"/>
      <text:p text:style-name="P1">Conclusión</text:p>
      <text:p text:style-name="P1">Mejoró la dinámica y le gustó más a Gladys más participativa y mejoró mucho el acomodo de la mesa y las divisiones </text:p>
      <text:p text:style-name="P1">Susana g </text:p>
      <text:p text:style-name="P1">Se va con el compromiso de checar los puntos con detalle y trabajar para ver de que manera se puede llevar a cabo las propuestas </text:p>
      <text:p text:style-name="P1">Fernando </text:p>
      <text:p text:style-name="P1">Se va con esperanza y la forma de hacer participativa e institucional para hacer esto tiene muchas oportunidades. Una experiencia agradable y esperanzadora</text:p>
      <text:p text:style-name="P1">Gladys </text:p>
      <text:p text:style-name="P1">Rodrigo presenta de forma integral, le gusto mucho, aunq sea en pocos temas debemos hacer propuesta. Se va con compromiso </text:p>
      <text:p text:style-name="P1"><text:soft-page-break/>Francisco </text:p>
      <text:p text:style-name="P1">Inquietud de que no se asegura la sobrevivencia del implan después de la administración. Promoción de bicicleta y del uso sust de agua y de las anps.</text:p>
      <text:p text:style-name="P1">Ignacio</text:p>
      <text:p text:style-name="P1">Esta en nosotros</text:p>
      <text:p text:style-name="P1">Cuquis </text:p>
      <text:p text:style-name="P1">Resalta el interés y esperanza que salga un buen documento y que se implemente para a 25 años ver los frutos compromiso de apoyar y brindar información </text:p>
      <text:p text:style-name="P1">Susana </text:p>
      <text:p text:style-name="P1">El alcalde quiere que se sigan lineamientos del implan </text:p>
      <text:p text:style-name="P1">Es esperanzador y nos compromete </text:p>
      <text:p text:style-name="P1">Gerardo </text:p>
      <text:p text:style-name="P1">Para que funcione 3 compo. Voluntad política, participación ciudadana, educación </text:p>
      <text:p text:style-name="P1">Preocupante que no trascienda periodos administrativosporque la planeación esta teniendo cara en toreon y</text:p>
      <text:p text:style-name="P1"><text:s/>la no integración metro es preocupante</text:p>
      <text:p text:style-name="P1">Lo que queremos es tener un mundo mejor, el consumismo de rec nat va a impedir que alimentemos a la sociedad, </text:p>
      <text:p text:style-name="P1">Políticas de conservación o cataclismos </text:p>
      <text:p text:style-name="P1">No sabemos que pasara si nosotros arreglamos o alguien mas pero debemos tener bien limpia nuesta casa</text:p>
      <text:p text:style-name="P1">Victor </text:p>
      <text:p text:style-name="P1">Bueno tener sinergia entre dependencias y es mas importante integración de todos nosotros </text:p>
      <text:p text:style-name="P1">Sergio </text:p>
      <text:p text:style-name="P1">Es mas grande y ve muchas posibliidades de continuar </text:p>
      <text:p text:style-name="P1">Esta involucrando a mucha gente y podremos trascender </text:p>
      <text:p text:style-name="P1">Manuel</text:p>
      <text:p text:style-name="P1">Es un ejercicio mas, la expectativa seria que se aplicara en la medida de lo posible, depende de nosotros ciudadanos que se convierta en plan de estado. </text:p>
      <text:p text:style-name="P1">Susana </text:p>
      <text:p text:style-name="P1">Llevarnos la idea de como generar como un observatorio que características para dar seguimiento </text:p>
      <text:p text:style-name="P1">Gerardo </text:p>
      <text:p text:style-name="P1">La contraloría social es un observatorio, o exigir al gob que se ponga las pilas y que apoye </text:p>
      <text:p text:style-name="P1">Ignacio</text:p>
      <text:p text:style-name="P1">Agradece a todos y la preocupacipon es que podamos discutir cualquier tema cde manera profesional </text:p>
      <text:p text:style-name="P1"/>
      <text:p text:style-name="P1">Agradecimiento y despedida</text:p>
      <text:p text:style-name="P1"/>
      <text:p text:style-name="P1">Hora de finaliz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Valdés Lozano</meta:initial-creator>
    <meta:creation-date>2014-10-31T16:34:56.229955960</meta:creation-date>
    <dc:date>2014-10-31T16:35:50.808809548</dc:date>
    <dc:creator>Guillermo Valdés Lozano</dc:creator>
    <meta:editing-duration>P0D</meta:editing-duration>
    <meta:editing-cycles>1</meta:editing-cycles>
    <meta:document-statistic meta:table-count="0" meta:image-count="0" meta:object-count="0" meta:page-count="3" meta:paragraph-count="102" meta:word-count="1114" meta:character-count="7101" meta:non-whitespace-character-count="6023"/>
    <meta:generator>LibreOffice/4.2.6.3$Linux_X86_64 LibreOffice_project/420m0$Build-3</meta:generator>
  </office:meta>
</office:document-meta>
</file>